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Helvetica" svg:font-family="Helvetica, arial, sans-serif"/>
    <style:font-face style:name="Verdana" svg:font-family="Verdana, Georgia, 'Times New Roman', Times, serif"/>
    <style:font-face style:name="Arial1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Standard">
      <style:text-properties officeooo:paragraph-rsid="0003cb05"/>
    </style:style>
    <style:style style:name="P3" style:family="paragraph" style:parent-style-name="Standard">
      <style:text-properties officeooo:paragraph-rsid="0005c0af"/>
    </style:style>
    <style:style style:name="P4" style:family="paragraph" style:parent-style-name="Standard">
      <style:text-properties officeooo:rsid="000ca58a" officeooo:paragraph-rsid="000ca58a"/>
    </style:style>
    <style:style style:name="P5" style:family="paragraph" style:parent-style-name="Standard">
      <style:text-properties officeooo:rsid="000e4e66" officeooo:paragraph-rsid="000e4e66"/>
    </style:style>
    <style:style style:name="P6" style:family="paragraph" style:parent-style-name="Standard">
      <style:text-properties officeooo:paragraph-rsid="00107089"/>
    </style:style>
    <style:style style:name="P7" style:family="paragraph" style:parent-style-name="Standard">
      <style:text-properties officeooo:rsid="001447f0" officeooo:paragraph-rsid="001447f0"/>
    </style:style>
    <style:style style:name="P8" style:family="paragraph" style:parent-style-name="Standard">
      <style:text-properties officeooo:rsid="00190caf" officeooo:paragraph-rsid="00190caf"/>
    </style:style>
    <style:style style:name="P9" style:family="paragraph" style:parent-style-name="Standard">
      <style:text-properties fo:font-style="normal" style:text-underline-style="none" officeooo:rsid="001b93b1" officeooo:paragraph-rsid="001b93b1" style:font-style-asian="normal" style:font-style-complex="normal"/>
    </style:style>
    <style:style style:name="P10" style:family="paragraph" style:parent-style-name="Standard">
      <style:text-properties fo:color="#c00000" fo:font-weight="bold" style:font-weight-asian="bold"/>
    </style:style>
    <style:style style:name="P11" style:family="paragraph" style:parent-style-name="Header">
      <style:paragraph-properties fo:text-align="end" style:justify-single-word="false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 fo:font-weight="bold" style:font-weight-asian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/>
    </style:style>
    <style:style style:name="P21" style:family="paragraph" style:parent-style-name="Standard">
      <style:paragraph-properties fo:margin-left="8.89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2" style:family="paragraph" style:parent-style-name="Standard">
      <style:paragraph-properties fo:margin-left="7.62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3" style:family="paragraph" style:parent-style-name="Standard">
      <style:paragraph-properties fo:margin-left="7.001cm" fo:margin-right="0cm" fo:margin-top="0cm" fo:margin-bottom="0cm" loext:contextual-spacing="false" fo:line-height="100%" fo:orphans="2" fo:widows="2" fo:text-indent="0cm" style:auto-text-indent="false"/>
      <style:text-properties officeooo:paragraph-rsid="000297d4"/>
    </style:style>
    <style:style style:name="P2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28" style:family="paragraph" style:parent-style-name="Standard" style:master-page-name="Converted1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29" style:family="paragraph" style:parent-style-name="Heading_20_1" style:master-page-name="Converted2">
      <style:paragraph-properties style:page-number="3"/>
    </style:style>
    <style:style style:name="P30" style:family="paragraph" style:parent-style-name="Heading_20_1">
      <style:paragraph-properties fo:break-before="page"/>
      <style:text-properties officeooo:paragraph-rsid="00246e2c"/>
    </style:style>
    <style:style style:name="P31" style:family="paragraph" style:parent-style-name="Heading_20_2">
      <style:text-properties officeooo:paragraph-rsid="0003cb05"/>
    </style:style>
    <style:style style:name="P32" style:family="paragraph" style:parent-style-name="Heading_20_2">
      <style:text-properties fo:color="#c00000" officeooo:paragraph-rsid="0003cb05"/>
    </style:style>
    <style:style style:name="P33" style:family="paragraph" style:parent-style-name="Heading_20_2">
      <style:text-properties officeooo:paragraph-rsid="00246e2c"/>
    </style:style>
    <style:style style:name="P34" style:family="paragraph" style:parent-style-name="Heading_20_2">
      <style:text-properties officeooo:rsid="00246e2c" officeooo:paragraph-rsid="00246e2c"/>
    </style:style>
    <style:style style:name="P35" style:family="paragraph" style:parent-style-name="List_20_Paragraph" style:list-style-name="WWNum15"/>
    <style:style style:name="P36" style:family="paragraph" style:parent-style-name="List_20_Paragraph" style:list-style-name="WWNum14"/>
    <style:style style:name="P37" style:family="paragraph" style:parent-style-name="List_20_Paragraph" style:list-style-name="WWNum14">
      <style:text-properties fo:color="#c00000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color="#c00000" fo:font-size="11pt" fo:font-weight="bold" style:font-name-asian="Calibri1" style:font-size-asian="11pt" style:font-weight-asian="bold"/>
    </style:style>
    <style:style style:name="T3" style:family="text">
      <style:text-properties fo:font-size="11pt" style:font-name-asian="Calibri1" style:font-size-asian="11pt"/>
    </style:style>
    <style:style style:name="T4" style:family="text">
      <style:text-properties fo:letter-spacing="0.002cm"/>
    </style:style>
    <style:style style:name="T5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6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7" style:family="text">
      <style:text-properties officeooo:rsid="000297d4"/>
    </style:style>
    <style:style style:name="T8" style:family="text">
      <style:text-properties fo:font-variant="normal" fo:text-transform="none" fo:color="#000000" style:font-name="Arial1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9" style:family="text">
      <style:text-properties officeooo:rsid="000e4e6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7089" style:font-style-asian="italic" style:font-style-complex="italic"/>
    </style:style>
    <style:style style:name="T12" style:family="text">
      <style:text-properties fo:font-style="italic" officeooo:rsid="000e4e66" style:font-style-asian="italic" style:font-style-complex="italic"/>
    </style:style>
    <style:style style:name="T13" style:family="text">
      <style:text-properties fo:font-style="italic" officeooo:rsid="002a71af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07089" style:font-style-asian="normal" style:font-style-complex="normal"/>
    </style:style>
    <style:style style:name="T16" style:family="text">
      <style:text-properties fo:font-style="normal" officeooo:rsid="0024337b" style:font-style-asian="normal" style:font-style-complex="normal"/>
    </style:style>
    <style:style style:name="T17" style:family="text">
      <style:text-properties fo:font-style="normal" officeooo:rsid="002a71af" style:font-style-asian="normal" style:font-style-complex="normal"/>
    </style:style>
    <style:style style:name="T18" style:family="text">
      <style:text-properties fo:font-style="normal" officeooo:rsid="002bf5c5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13691e" style:font-style-asian="normal" style:font-style-complex="normal"/>
    </style:style>
    <style:style style:name="T21" style:family="text">
      <style:text-properties fo:font-style="normal" style:text-underline-style="none" officeooo:rsid="00107089" style:font-style-asian="normal" style:font-style-complex="normal"/>
    </style:style>
    <style:style style:name="T22" style:family="text">
      <style:text-properties fo:font-style="normal" style:text-underline-style="none" officeooo:rsid="0017aa04" style:font-style-asian="normal" style:font-style-complex="normal"/>
    </style:style>
    <style:style style:name="T23" style:family="text">
      <style:text-properties fo:font-style="normal" style:text-underline-style="none" officeooo:rsid="00190caf" style:font-style-asian="normal" style:font-style-complex="normal"/>
    </style:style>
    <style:style style:name="T24" style:family="text">
      <style:text-properties fo:font-style="normal" style:text-underline-style="none" officeooo:rsid="001b93b1" style:font-style-asian="normal" style:font-style-complex="normal"/>
    </style:style>
    <style:style style:name="T25" style:family="text">
      <style:text-properties officeooo:rsid="00107089"/>
    </style:style>
    <style:style style:name="T26" style:family="text">
      <style:text-properties officeooo:rsid="0021d2a1"/>
    </style:style>
    <style:style style:name="T27" style:family="text">
      <style:text-properties officeooo:rsid="0021f64d"/>
    </style:style>
    <style:style style:name="T28" style:family="text">
      <style:text-properties officeooo:rsid="00270fdb"/>
    </style:style>
    <style:style style:name="T29" style:family="text">
      <style:text-properties officeooo:rsid="002907af"/>
    </style:style>
    <style:style style:name="T30" style:family="text">
      <style:text-properties officeooo:rsid="00299bdf"/>
    </style:style>
    <style:style style:name="T31" style:family="text">
      <style:text-properties style:font-name="Times New Roman" fo:font-style="italic" style:font-style-asian="italic" style:font-style-complex="italic"/>
    </style:style>
    <style:style style:name="T32" style:family="text">
      <style:text-properties style:font-name="Times New Roman" fo:font-style="italic" officeooo:rsid="00299bdf" style:font-style-asian="italic" style:font-style-complex="italic"/>
    </style:style>
    <style:style style:name="T33" style:family="text">
      <style:text-properties style:font-name="Times New Roman" fo:font-style="italic" officeooo:rsid="002a71af" style:font-style-asian="italic" style:font-style-complex="italic"/>
    </style:style>
    <style:style style:name="T34" style:family="text">
      <style:text-properties style:font-name="Times New Roman" fo:font-style="italic" officeooo:rsid="002bf5c5" style:font-style-asian="italic" style:font-style-complex="italic"/>
    </style:style>
    <style:style style:name="T35" style:family="text">
      <style:text-properties style:font-name="Times New Roman" fo:font-style="italic" officeooo:rsid="002cfa2b" style:font-style-asian="italic" style:font-style-complex="italic"/>
    </style:style>
    <style:style style:name="T36" style:family="text">
      <style:text-properties officeooo:rsid="002a71af"/>
    </style:style>
    <style:style style:name="T37" style:family="text">
      <style:text-properties officeooo:rsid="002aa1fb"/>
    </style:style>
    <style:style style:name="T38" style:family="text">
      <style:text-properties fo:font-weight="normal" officeooo:rsid="002aa1fb" style:font-weight-asian="normal" style:font-weight-complex="normal"/>
    </style:style>
    <style:style style:name="T39" style:family="text">
      <style:text-properties officeooo:rsid="002bf5c5"/>
    </style:style>
    <style:style style:name="T40" style:family="text">
      <style:text-properties officeooo:rsid="003029ae"/>
    </style:style>
    <style:style style:name="T41" style:family="text">
      <style:text-properties officeooo:rsid="0031ae56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FAESA CENTRO UNIVERSITÁRIO</text:p>
      <text:p text:style-name="P12">CIÊNCIA DA COMPUTAÇÃO</text:p>
      <text:p text:style-name="P12"/>
      <text:p text:style-name="P14"/>
      <text:p text:style-name="P12"/>
      <text:p text:style-name="P12"/>
      <text:p text:style-name="P12">RAFAEL DE OLIVEIRA COSTA</text:p>
      <text:p text:style-name="P12">ROBSON SANTOS RODRIGUES</text:p>
      <text:p text:style-name="P12"/>
      <text:p text:style-name="P12"/>
      <text:p text:style-name="P12"/>
      <text:p text:style-name="P12"/>
      <text:p text:style-name="P16">VISÃO COMPUTACIONAL E REDES NEURAIS ARTIFICIAIS PARA ENSINAR UM COMPUTADOR A JOGAR MEGA MA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VITÓRIA</text:p>
      <text:p text:style-name="P17">2018</text:p>
      <text:p text:style-name="P28">RAFAEL DE OLIVEIRA COSTA</text:p>
      <text:p text:style-name="P12">ROBSON SANTOS RODRIGUE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VISÃO COMPUTACIONAL E REDES NEURAIS ARTIFICIAIS PARA ENSINAR UM COMPUTADOR A JOGAR MEGA MAN X6</text:p>
      <text:p text:style-name="P21"/>
      <text:p text:style-name="P21"/>
      <text:p text:style-name="P21"/>
      <text:p text:style-name="P22"/>
      <text:p text:style-name="P23"><text:span text:style-name="T3">Projeto de Pesquisa do Trabalho de Conclusão do Curso de Graduação em Ciência da Computação apresentado ao </text:span><text:span text:style-name="T5">Faesa Centro Universitári</text:span><text:span text:style-name="T6">o</text:span><text:span text:style-name="T3">, sob orientação do prof. </text:span><text:span text:style-name="T8">Howard Roatti</text:span><text:span text:style-name="T2">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/>
      <text:p text:style-name="P13"><text:bookmark text:name="_GoBack"/></text:p>
      <text:p text:style-name="P17"/>
      <text:p text:style-name="P17">VITÓRIA</text:p>
      <text:p text:style-name="P17">201<text:span text:style-name="T7">8</text:span></text:p>
      <text:p text:style-name="P14"><text:soft-page-break/>SUMÁRIO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_RefHeading___Toc503_1894743545" text:style-name="Internet_20_link" text:visited-style-name="Visited_20_Internet_20_Link"><text:s/>1 INTRODUÇÃO<text:tab/>3</text:a></text:p>
          <text:p text:style-name="P24"><text:a xlink:type="simple" xlink:href="#__RefHeading___Toc313_1736947057" text:style-name="Internet_20_link" text:visited-style-name="Visited_20_Internet_20_Link"><text:s/>1.1 PROBLEMA<text:tab/>3</text:a></text:p>
          <text:p text:style-name="P24"><text:a xlink:type="simple" xlink:href="#__RefHeading___Toc315_1736947057" text:style-name="Internet_20_link" text:visited-style-name="Visited_20_Internet_20_Link"><text:s/>1.2 FORMULAÇÃO DO PROBLEMA<text:tab/>3</text:a></text:p>
          <text:p text:style-name="P24"><text:a xlink:type="simple" xlink:href="#__RefHeading___Toc317_1736947057" text:style-name="Internet_20_link" text:visited-style-name="Visited_20_Internet_20_Link"><text:s/>1.3 HIPÓTESE – ESCREVER A HIPÓTESE<text:tab/>3</text:a></text:p>
          <text:p text:style-name="P24"><text:a xlink:type="simple" xlink:href="#__RefHeading___Toc319_1736947057" text:style-name="Internet_20_link" text:visited-style-name="Visited_20_Internet_20_Link"><text:s/>1.4 OBJETIVOS<text:tab/>3</text:a></text:p>
          <text:p text:style-name="P26"><text:a xlink:type="simple" xlink:href="#__RefHeading___Toc323_1736947057" text:style-name="Internet_20_link" text:visited-style-name="Visited_20_Internet_20_Link"><text:s/>1.4.1 Objetivo Geral<text:tab/>3</text:a></text:p>
          <text:p text:style-name="P26"><text:a xlink:type="simple" xlink:href="#__RefHeading___Toc505_1894743545" text:style-name="Internet_20_link" text:visited-style-name="Visited_20_Internet_20_Link"><text:s/>1.4.2 Objetivos específicos<text:tab/>4</text:a></text:p>
          <text:p text:style-name="P24"><text:a xlink:type="simple" xlink:href="#__RefHeading___Toc507_1894743545" text:style-name="Internet_20_link" text:visited-style-name="Visited_20_Internet_20_Link"><text:s/>1.5 JUSTIFICATIVA<text:tab/>4</text:a></text:p>
        </text:index-body>
      </text:table-of-content>
      <text:p text:style-name="P14"/>
      <text:p text:style-name="P14"/>
      <text:p text:style-name="P14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9" text:outline-level="1"><text:bookmark-start text:name="_Toc524189383"/><text:bookmark-start text:name="__RefHeading___Toc503_1894743545"/>INTRODUÇÃO<text:bookmark-end text:name="_Toc524189383"/><text:bookmark-end text:name="__RefHeading___Toc503_1894743545"/></text:h>
      <text:p text:style-name="P4"><text:span text:style-name="T26">Diversos projetos fazem uso de</text:span> inteligência artificial para jogar jogos dos mais variados tipos, porém <text:span text:style-name="T26">poucos utilizam</text:span> um meio comum ao ser humano, a visão. <text:span text:style-name="T26">O ser humano utiliza</text:span> a visão para obter informações sobre um jogo qualquer e com base no que está vendo toma <text:span text:style-name="T27">decições </text:span>buscando cumprir seu objetivo.</text:p>
      <text:p text:style-name="P4">Com a evolução dos computadores em relação a velocidade de processamento, <text:span text:style-name="T9">quantidade maiores de memória</text:span> e técnicas algoritmicas mais avançadas, é possível pensar em um computador imitando esse comportamento.</text:p>
      <text:p text:style-name="P5">O jogo usado para a demonstração foi o Megaman 3, um famoso jogo de plataforma lançado para o console NES <text:span text:style-name="T10">(Nintendo Enterteiment System)</text:span><text:span text:style-name="T14"> no ano de 1990. O jogo funciona de uma forma simples: escolhe-se uma fase, chega-</text:span><text:span text:style-name="T16">se</text:span><text:span text:style-name="T14"> ao fim da fase </text:span><text:span text:style-name="T16">passando por inimigos e obstáculos</text:span><text:span text:style-name="T14">, derrota-</text:span><text:span text:style-name="T16">se</text:span><text:span text:style-name="T14"> o chefe e </text:span><text:span text:style-name="T16">o processo se repete para o restante das fases variando os obstáculos e inimigos</text:span><text:span text:style-name="T14">.</text:span></text:p>
      <text:p text:style-name="P4">Neste trabalho será <text:span text:style-name="T9">dada uma demonstração da possibilidade de se ensinar um computador a jogar </text:span><text:span text:style-name="T12">videogame</text:span><text:span text:style-name="T9"> como um ser humano, usando a visão como entrada de dados.</text:span></text:p>
      <text:h text:style-name="Heading_20_2" text:outline-level="2"><text:bookmark-start text:name="__RefHeading___Toc313_1736947057"/><text:bookmark-start text:name="_Toc524189384"/>PROBLEMA<text:bookmark-end text:name="__RefHeading___Toc313_1736947057"/><text:bookmark-end text:name="_Toc524189384"/></text:h>
      <text:p text:style-name="P6"><text:span text:style-name="T25">Existem projetos que demonstram a possibilidade de ensinar um computador a jogar videogame, como o projeto MarI/O. Nele um computador é instruído a completar uma fase de </text:span><text:span text:style-name="T11">Super Mario Word</text:span><text:span text:style-name="T15">, coletando informações da memória do emulador e usando como entrada para treinar a </text:span><text:span text:style-name="T21">Rede Neura</text:span><text:span text:style-name="T20">l que ele possui</text:span><text:span text:style-name="T21">.</text:span></text:p>
      <text:p text:style-name="P7"><text:span text:style-name="T21">O </text:span><text:span text:style-name="T19">problema proposto por este trabalho é parecido em muita coisa com o MarI/O, no que diz respeito a tomadas de decisão, já que ambos os jogos são de plataforma e objetivo é chegar ao fim d</text:span><text:span text:style-name="T22">e uma</text:span><text:span text:style-name="T19"> fase. </text:span><text:span text:style-name="T23">A ideia de como o personagem deste projeto toma as decisões provavelmente será considerada ao longo deste trabalho, sendo usado várias vezes para consulta.</text:span></text:p>
      <text:p text:style-name="P8"><text:soft-page-break/><text:span text:style-name="T19">Já na </text:span><text:span text:style-name="T24">área</text:span><text:span text:style-name="T19"> de visão computacional existe uma variedade enorme de algoritmos e projetos que tem como objetivo a detecção de objetos, necessária para a alimentação do algoritmo de tomada de decisão </text:span><text:span text:style-name="T24">de controle do personagem</text:span><text:span text:style-name="T19">.</text:span></text:p>
      <text:p text:style-name="P9">….</text:p>
      <text:h text:style-name="Heading_20_2" text:outline-level="2"><text:bookmark-start text:name="__RefHeading___Toc315_1736947057"/><text:bookmark-start text:name="_Toc524189385"/>FORMULAÇÃO DO PROBLEMA<text:bookmark-end text:name="__RefHeading___Toc315_1736947057"/><text:bookmark-end text:name="_Toc524189385"/></text:h>
      <text:p text:style-name="P2">É possível ensinar o computador a jogar um jogo de <text:span text:style-name="T1">vídeo game </text:span>utilizando como entrada para o processamento somente imagens, de tal maneira a simular o que o ser humano faz?</text:p>
      <text:h text:style-name="P31" text:outline-level="2"><text:bookmark-start text:name="__RefHeading___Toc317_1736947057"/><text:bookmark-start text:name="_Toc524189386"/>HIPÓTESE<text:bookmark-end text:name="_Toc524189386"/> <text:span text:style-name="T1">– ESCREVER A HIPÓTESE</text:span><text:bookmark-end text:name="__RefHeading___Toc317_1736947057"/></text:h>
      <text:h text:style-name="P32" text:outline-level="2" text:is-list-header="true"/>
      <text:h text:style-name="P31" text:outline-level="2"><text:bookmark-start text:name="_Toc524189387"/><text:bookmark-start text:name="__RefHeading___Toc319_1736947057"/>OBJETIVOS<text:bookmark-end text:name="_Toc524189387"/><text:bookmark-end text:name="__RefHeading___Toc319_1736947057"/></text:h>
      <text:h text:style-name="Heading_20_3" text:outline-level="3"><text:bookmark-start text:name="__RefHeading___Toc323_1736947057"/><text:bookmark-start text:name="_Toc524189388"/>Objetivo Geral<text:bookmark-end text:name="__RefHeading___Toc323_1736947057"/><text:bookmark-end text:name="_Toc524189388"/></text:h>
      <text:p text:style-name="P3"><text:span text:style-name="T1">Demonstrar que é possível </text:span>desenvolver uma inteligência artificial que possa jogar Mega Man utilizando como entrada os dados obtidos por visão computacional. <text:span text:style-name="T1">Espera-se que no fim do experimento o computador </text:span>consiga jogar relativamente bem, evitando danos dos inimigos e desenvolvendo maneiras próprias de derrotar <text:span text:style-name="T1">o chefe final</text:span> da fase.</text:p>
      <text:h text:style-name="Heading_20_3" text:outline-level="3"><text:bookmark-start text:name="_Toc524189389"/><text:bookmark-start text:name="__RefHeading___Toc505_1894743545"/>Objetivos<text:span text:style-name="T4"> </text:span>específicos<text:bookmark-end text:name="_Toc524189389"/><text:bookmark-end text:name="__RefHeading___Toc505_1894743545"/></text:h>
      <text:list xml:id="list4233438124473647389" text:style-name="WWNum15">
        <text:list-item>
          <text:p text:style-name="P35">Emular o jogo e capturar a tela <text:span text:style-name="T26">para</text:span><text:span text:style-name="T1"> </text:span>utilizá-la em código<text:span text:style-name="T1">.</text:span></text:p>
        </text:list-item>
        <text:list-item>
          <text:p text:style-name="P35">Aplicar técnicas de visão <text:span text:style-name="T1">computacional a tela </text:span>do jogo<text:span text:style-name="T1">.</text:span></text:p>
        </text:list-item>
      </text:list>
      <text:list xml:id="list5184869888337445159" text:style-name="WWNum14">
        <text:list-item>
          <text:p text:style-name="P36">Extrair informações úteis a partir dos dados gerados pela visão<text:span text:style-name="T1">, como distinguir um inimigo de uma parte do cenário.</text:span></text:p>
        </text:list-item>
        <text:list-item>
          <text:p text:style-name="P36">Desenvolver uma IA que consiga aprender a lógica do jogo<text:span text:style-name="T1">, e saiba </text:span>avaliar o sucesso do fracasso a partir das informações obtidas pela visão<text:span text:style-name="T1">.</text:span></text:p>
        </text:list-item>
        <text:list-item>
          <text:p text:style-name="P37">A IA tomar decisões que melhorem seu desempenho no jogo.<text:bookmark text:name="_Toc524189390"/></text:p>
        </text:list-item>
      </text:list>
      <text:h text:style-name="Heading_20_2" text:outline-level="2"><text:bookmark-start text:name="__RefHeading___Toc507_1894743545"/>JUSTIFICATIVA<text:bookmark-end text:name="__RefHeading___Toc507_1894743545"/></text:h>
      <text:p text:style-name="Standard"><text:soft-page-break/>Assim como uma máquina <text:span text:style-name="T1">pode a partir da visão tomar </text:span>decisões que a leve a cumprir o objetivo de um jogo, ela poderia tomar decisões para cumprir qualquer outro objetivo <text:span text:style-name="T1">a partir da visão</text:span>. Esse trabalho pode somar no que <text:span text:style-name="T1">diz respeito a </text:span>inteligência artificial guiada por visão, pois demonstra uma aplicação prática de como uma máquina <text:span text:style-name="T1">a partir de </text:span>imagens, consegue tomar decisões que a leva a cumprir um determinado objetivo.</text:p>
      <text:p text:style-name="P10">AINDA PODEM EXPANDIR A IMPORTÂNCIA DO PROJETO.</text:p>
      <text:h text:style-name="P30" text:outline-level="1">REFERÊNCIAL TEÓRICO</text:h>
      <text:p text:style-name="Text_20_body">Neste capitulo será evidenciado algumas teorias e aplicações de conceitos chaves que contribuíram para a elaboração desse projeto.</text:p>
      <text:h text:style-name="P33" text:outline-level="2">VISÃO COMPUTACIONAL</text:h>
      <text:p text:style-name="Text_20_body">Visão computacional faz uso de diversos algoritmos de Deep Learnig como rede neurais profundas, redes neurais profundas convolucionais, redes de crenças profundas e redes neurais recorrentes. (LOPES; BRAGA, 2017, p. 10). <text:span text:style-name="T41">Mais coisas...</text:span></text:p>
      <text:h text:style-name="P34" text:outline-level="2">REDES NEURAIS ARTIFICIAIS </text:h>
      <text:h text:style-name="Heading_20_2" text:outline-level="2">A<text:span text:style-name="T28">PRENDIZADO POR REFORÇO</text:span></text:h>
      <text:p text:style-name="Text_20_body"><text:span text:style-name="T29">No modelo de aprendizagem por reforço o agente deve explorar o ambiente <text:s text:c="2"/>encontrando uma política </text:span><text:span text:style-name="T31">π</text:span> <text:span text:style-name="T30">para mapear estados em ações. Ao interagir com o meio ele recebe um entrada </text:span><text:span text:style-name="T32">i </text:span><text:span text:style-name="T33">, </text:span><text:span text:style-name="T36">uma indicacão do estado atual </text:span><text:span text:style-name="T33">s</text:span><text:span text:style-name="T13">, </text:span><text:span text:style-name="T17">e com base nesse estado o agente escolhe uma ação </text:span><text:span text:style-name="T33">a</text:span><text:span text:style-name="T17"> para gerar uma saída, essa ação irá alterar o estado do ambie</text:span><text:span text:style-name="T18">n</text:span><text:span text:style-name="T17">te e logo em seguida o agente receberá uma mensagem de reforço, um escalar <text:s/></text:span><text:span text:style-name="T33">r, </text:span>lembrando que todo o compotame<text:span text:style-name="T40">n</text:span>to do agente tem que tender a m<text:span text:style-name="T39">aximizar o sinal de refoço. Mais coisas …. .(KAELBLING; LITTMAN; </text:span><text:span text:style-name="T38">MOORE, 1996, p. 238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Helvetica" svg:font-family="Helvetica, arial, sans-serif"/>
    <style:font-face style:name="Verdana" svg:font-family="Verdana, Georgia, 'Times New Roman', Times, serif"/>
    <style:font-face style:name="Arial1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423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weight="bold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cm" fo:margin-bottom="0cm" loext:contextual-spacing="false" fo:text-indent="0cm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.353cm" fo:margin-bottom="0cm" loext:contextual-spacing="false" fo:keep-together="always" fo:text-indent="0cm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81cm" fo:margin-right="0cm" fo:text-indent="-1.249cm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423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.423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2cm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4cm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1.75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1cm" fo:margin-left="0.81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1cm" fo:margin-left="2.3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1cm" fo:margin-left="3.92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1cm" fo:margin-left="5.47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1cm" fo:margin-left="7.03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1cm" fo:margin-left="8.5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1cm" fo:margin-left="10.1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1cm" fo:margin-left="11.70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1cm" fo:margin-left="13.2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51cm" fo:margin-left="1.427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51cm" fo:margin-left="4.7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51cm" fo:margin-left="6.3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51cm" fo:margin-left="8.0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51cm" fo:margin-left="9.72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51cm" fo:margin-left="11.3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51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6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81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08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5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2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89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6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3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70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1.016cm" fo:margin-left="2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378cm" svg:height="0.546cm" svg:x="18.695cm" svg:y="1.228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4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35</meta:editing-cycles>
    <meta:print-date>2018-09-07T04:08:00</meta:print-date>
    <meta:creation-date>2018-09-10T18:54:00</meta:creation-date>
    <dc:date>2018-10-17T10:18:54.442264548</dc:date>
    <meta:editing-duration>PT8H33M</meta:editing-duration>
    <meta:generator>LibreOffice/5.1.6.2$Linux_X86_64 LibreOffice_project/10m0$Build-2</meta:generator>
    <dc:subject>Visão Computacional usada para tomada de decisões</dc:subject>
    <meta:document-statistic meta:table-count="0" meta:image-count="0" meta:object-count="0" meta:page-count="8" meta:paragraph-count="55" meta:word-count="857" meta:character-count="5238" meta:non-whitespace-character-count="4415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